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amoon" svg:font-family="Lamoon"/>
    <style:font-face style:name="Opun" svg:font-family="Opun" style:font-pitch="variable"/>
    <style:font-face style:name="Opun1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lyUPC" svg:font-family="LilyUPC" style:font-family-generic="swiss" style:font-pitch="variable"/>
    <style:font-face style:name="TH Sarabun New" svg:font-family="'TH Sarabun New'" style:font-adornments="Regular" style:font-family-generic="swiss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Graphic">
      <style:graphic-properties svg:stroke-color="#000000" draw:textarea-horizontal-align="justify" draw:textarea-vertical-align="middle" draw:auto-grow-height="false" fo:min-height="1.587cm" fo:min-width="17.78cm"/>
      <style:paragraph-properties style:writing-mode="lr-tb"/>
    </style:style>
    <style:style style:name="gr2" style:family="graphic" style:parent-style-name="Graphic">
      <style:graphic-properties svg:stroke-color="#000000" draw:textarea-horizontal-align="justify" draw:textarea-vertical-align="middle" draw:auto-grow-height="false" fo:min-height="0.952cm" fo:min-width="2.222cm"/>
      <style:paragraph-properties style:writing-mode="lr-tb"/>
    </style:style>
    <style:style style:name="gr3" style:family="graphic" style:parent-style-name="Graphic">
      <style:graphic-properties svg:stroke-color="#000000" draw:textarea-horizontal-align="justify" draw:textarea-vertical-align="middle" draw:auto-grow-height="false" fo:min-height="0.952cm" fo:min-width="4.128cm"/>
      <style:paragraph-properties style:writing-mode="lr-tb"/>
    </style:style>
    <style:style style:name="gr4" style:family="graphic" style:parent-style-name="objectwithoutfill">
      <style:graphic-properties draw:marker-end="Arrowheads_20_7" draw:marker-end-width="0.3cm" draw:stroke-linejoin="round" draw:fill="none" draw:textarea-vertical-align="middle"/>
    </style:style>
    <style:style style:name="gr5" style:family="graphic" style:parent-style-name="Graphic">
      <style:graphic-properties draw:stroke="none" svg:stroke-color="#000000" draw:fill="none" draw:fill-color="#ffffff" fo:min-height="2.54cm"/>
      <style:paragraph-properties style:writing-mode="lr-tb"/>
    </style:style>
    <style:style style:name="gr6" style:family="graphic" style:parent-style-name="Graphic">
      <style:graphic-properties draw:stroke="none" draw:fill="none" fo:min-height="2.405cm"/>
      <style:paragraph-properties style:writing-mode="lr-tb"/>
    </style:style>
    <style:style style:name="gr7" style:family="graphic" style:parent-style-name="Graphic">
      <style:graphic-properties draw:stroke="none" draw:fill="none" fo:min-height="4.208cm"/>
      <style:paragraph-properties style:writing-mode="lr-tb"/>
    </style:style>
    <style:style style:name="gr8" style:family="graphic" style:parent-style-name="Graphic">
      <style:graphic-properties draw:stroke="none" svg:stroke-color="#000000" draw:fill="none" draw:fill-color="#ffffff" fo:min-height="0.635cm"/>
      <style:paragraph-properties style:writing-mode="lr-tb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Graphic">
      <style:graphic-properties draw:stroke="none" svg:stroke-color="#000000" draw:fill="none" draw:fill-color="#ffffff" fo:min-height="0.317cm"/>
      <style:paragraph-properties style:writing-mode="lr-tb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style:paragraph-properties fo:text-align="center"/>
      <style:text-properties style:font-name="Opun"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6pt"/>
    </style:style>
    <style:style style:name="P6" style:family="paragraph">
      <loext:graphic-properties draw:fill="none"/>
    </style:style>
    <style:style style:name="P7" style:family="paragraph">
      <style:text-properties fo:font-size="6pt" style:font-size-asian="6pt" style:font-size-complex="6pt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Opun" fo:font-size="7pt" style:font-size-asian="7pt" style:font-size-complex="7pt"/>
    </style:style>
    <style:style style:name="T2" style:family="text">
      <style:text-properties style:font-name="Opun1" fo:font-size="7pt" style:font-name-complex="Opun1" style:font-size-complex="7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.587cm" svg:x="1.952cm" svg:y="1.317cm">
          <text:p text:style-name="P1"><text:span text:style-name="T1">CashRegister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2cm" svg:height="0.952cm" svg:x="8.938cm" svg:y="4.175cm">
          <text:p text:style-name="P2">discountRa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2cm" svg:height="0.952cm" svg:x="1.953cm" svg:y="4.175cm">
          <text:p text:style-name="P2">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22cm" svg:height="0.952cm" svg:x="16.558cm" svg:y="4.175cm">
          <text:p text:style-name="P2">Pri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2cm" svg:height="0.952cm" svg:x="5.444cm" svg:y="5.763cm">
          <text:p text:style-name="P2">memberR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8cm" svg:height="0.952cm" svg:x="12.112cm" svg:y="4.175cm">
          <text:p text:style-name="P2">Calculat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27cm" svg:y1="4.175cm" svg:x2="2.27cm" svg:y2="2.905cm">
          <text:p/>
        </draw:line>
        <draw:frame draw:style-name="gr5" draw:text-style-name="P5" draw:layer="layout" svg:width="6.35cm" svg:height="2.54cm" svg:x="1.952cm" svg:y="13.7cm">
          <draw:text-box>
            <text:p/>
          </draw:text-box>
        </draw:frame>
        <draw:frame draw:style-name="gr6" draw:text-style-name="P6" draw:layer="layout" svg:width="4.127cm" svg:height="2.405cm" svg:x="2.27cm" svg:y="7.667cm">
          <draw:text-box>
            <text:p>Product Price(variable) = P</text:p>
            <text:p><text:span text:style-name="T2">Member Status </text:span>(variable) = S</text:p>
            <text:p><text:span text:style-name="T2">Customer Pay</text:span>(variable) = M</text:p>
            <text:p/>
          </draw:text-box>
        </draw:frame>
        <draw:frame draw:style-name="gr7" draw:text-style-name="P6" draw:layer="layout" svg:width="4.756cm" svg:height="4.208cm" svg:x="6.397cm" svg:y="7.587cm">
          <draw:text-box>
            <text:p><text:span text:style-name="T2">Discount Rate</text:span>(variable) = DR</text:p>
            <text:p><text:span text:style-name="T2">Member Discount Rate</text:span>(variable) = MR</text:p>
            <text:p><text:span text:style-name="T2">Price Discount</text:span>(variable) = PD</text:p>
            <text:p><text:span text:style-name="T2">Member Discount</text:span>(variable) = MD</text:p>
            <text:p><text:span text:style-name="T2">Net Price</text:span>(variable) = N</text:p>
            <text:p><text:span text:style-name="T2">Change</text:span>(variable) = C</text:p>
          </draw:text-box>
        </draw:frame>
        <draw:line draw:style-name="gr4" draw:text-style-name="P4" draw:layer="layout" svg:x1="2.905cm" svg:y1="4.175cm" svg:x2="2.905cm" svg:y2="2.905cm">
          <text:p/>
        </draw:line>
        <draw:line draw:style-name="gr4" draw:text-style-name="P4" draw:layer="layout" svg:x1="3.54cm" svg:y1="4.175cm" svg:x2="3.54cm" svg:y2="2.905cm">
          <text:p/>
        </draw:line>
        <draw:frame draw:style-name="gr8" draw:text-style-name="P8" draw:layer="layout" svg:width="0.953cm" svg:height="0.635cm" svg:x="1.952cm" svg:y="2.905cm">
          <draw:text-box>
            <text:p text:style-name="P7"><text:span text:style-name="T3">P</text:span></text:p>
          </draw:text-box>
        </draw:frame>
        <draw:frame draw:style-name="gr8" draw:text-style-name="P8" draw:layer="layout" svg:width="0.953cm" svg:height="0.635cm" svg:x="2.587cm" svg:y="2.905cm">
          <draw:text-box>
            <text:p text:style-name="P7"><text:span text:style-name="T3">S</text:span></text:p>
          </draw:text-box>
        </draw:frame>
        <draw:frame draw:style-name="gr8" draw:text-style-name="P8" draw:layer="layout" svg:width="0.953cm" svg:height="0.635cm" svg:x="3.222cm" svg:y="2.905cm">
          <draw:text-box>
            <text:p text:style-name="P7"><text:span text:style-name="T3">M</text:span></text:p>
          </draw:text-box>
        </draw:frame>
        <draw:frame draw:style-name="gr8" draw:text-style-name="P8" draw:layer="layout" svg:width="0.953cm" svg:height="0.635cm" svg:x="8.938cm" svg:y="3.857cm">
          <draw:text-box>
            <text:p text:style-name="P7"><text:span text:style-name="T3">P</text:span></text:p>
          </draw:text-box>
        </draw:frame>
        <draw:line draw:style-name="gr9" draw:text-style-name="P4" draw:layer="layout" svg:x1="13.7cm" svg:y1="2.905cm" svg:x2="13.7cm" svg:y2="4.175cm">
          <text:p/>
        </draw:line>
        <draw:line draw:style-name="gr10" draw:text-style-name="P4" draw:layer="layout" svg:x1="10.526cm" svg:y1="4.175cm" svg:x2="10.526cm" svg:y2="2.905cm">
          <text:p/>
        </draw:line>
        <draw:frame draw:style-name="gr8" draw:text-style-name="P8" draw:layer="layout" svg:width="0.953cm" svg:height="0.635cm" svg:x="9.89cm" svg:y="2.905cm">
          <draw:text-box>
            <text:p text:style-name="P7"><text:span text:style-name="T3">DR</text:span></text:p>
          </draw:text-box>
        </draw:frame>
        <draw:line draw:style-name="gr9" draw:text-style-name="P4" draw:layer="layout" svg:x1="6.079cm" svg:y1="2.905cm" svg:x2="6.079cm" svg:y2="4.175cm">
          <text:p/>
        </draw:line>
        <draw:frame draw:style-name="gr8" draw:text-style-name="P8" draw:layer="layout" svg:width="0.953cm" svg:height="0.635cm" svg:x="5.761cm" svg:y="3.54cm">
          <draw:text-box>
            <text:p text:style-name="P7"><text:span text:style-name="T3">S</text:span></text:p>
          </draw:text-box>
        </draw:frame>
        <draw:line draw:style-name="gr10" draw:text-style-name="P4" draw:layer="layout" svg:x1="7.349cm" svg:y1="4.175cm" svg:x2="7.349cm" svg:y2="2.905cm">
          <text:p/>
        </draw:line>
        <draw:frame draw:style-name="gr8" draw:text-style-name="P8" draw:layer="layout" svg:width="0.953cm" svg:height="0.635cm" svg:x="6.714cm" svg:y="2.905cm">
          <draw:text-box>
            <text:p text:style-name="P7"><text:span text:style-name="T3">MR</text:span></text:p>
          </draw:text-box>
        </draw:frame>
        <draw:frame draw:style-name="gr11" draw:text-style-name="P8" draw:layer="layout" svg:width="0.635cm" svg:height="0.522cm" svg:x="12.43cm" svg:y="3.54cm">
          <draw:text-box>
            <text:p text:style-name="P7"><text:span text:style-name="T3">S</text:span></text:p>
          </draw:text-box>
        </draw:frame>
        <draw:line draw:style-name="gr9" draw:text-style-name="P4" draw:layer="layout" svg:x1="14.017cm" svg:y1="2.905cm" svg:x2="14.017cm" svg:y2="4.175cm">
          <text:p/>
        </draw:line>
        <draw:frame draw:style-name="gr8" draw:text-style-name="P8" draw:layer="layout" svg:width="0.953cm" svg:height="0.635cm" svg:x="13.699cm" svg:y="3.54cm">
          <draw:text-box>
            <text:p text:style-name="P7"><text:span text:style-name="T3">MR</text:span></text:p>
          </draw:text-box>
        </draw:frame>
        <draw:frame draw:style-name="gr8" draw:text-style-name="P8" draw:layer="layout" svg:width="0.953cm" svg:height="0.635cm" svg:x="14.017cm" svg:y="3.54cm">
          <draw:text-box>
            <text:p text:style-name="P7"><text:span text:style-name="T3">MD</text:span></text:p>
          </draw:text-box>
        </draw:frame>
        <draw:line draw:style-name="gr9" draw:text-style-name="P4" draw:layer="layout" svg:x1="14.335cm" svg:y1="2.905cm" svg:x2="14.335cm" svg:y2="4.175cm">
          <text:p/>
        </draw:line>
        <draw:line draw:style-name="gr12" draw:text-style-name="P4" draw:layer="layout" svg:x1="15.605cm" svg:y1="4.175cm" svg:x2="15.605cm" svg:y2="2.905cm">
          <text:p/>
        </draw:line>
        <draw:line draw:style-name="gr12" draw:text-style-name="P4" draw:layer="layout" svg:x1="16.24cm" svg:y1="4.175cm" svg:x2="16.24cm" svg:y2="2.905cm">
          <text:p/>
        </draw:line>
        <draw:line draw:style-name="gr9" draw:text-style-name="P4" draw:layer="layout" svg:x1="9.256cm" svg:y1="2.905cm" svg:x2="9.256cm" svg:y2="4.175cm">
          <text:p/>
        </draw:line>
        <draw:frame draw:style-name="gr8" draw:text-style-name="P8" draw:layer="layout" svg:width="0.953cm" svg:height="0.635cm" svg:x="11.795cm" svg:y="3.54cm">
          <draw:text-box>
            <text:p text:style-name="P7"><text:span text:style-name="T3">P</text:span></text:p>
          </draw:text-box>
        </draw:frame>
        <draw:line draw:style-name="gr9" draw:text-style-name="P4" draw:layer="layout" svg:x1="12.112cm" svg:y1="2.905cm" svg:x2="12.112cm" svg:y2="4.175cm">
          <text:p/>
        </draw:line>
        <draw:line draw:style-name="gr9" draw:text-style-name="P4" draw:layer="layout" svg:x1="12.747cm" svg:y1="2.905cm" svg:x2="12.747cm" svg:y2="4.175cm">
          <text:p/>
        </draw:line>
        <draw:line draw:style-name="gr9" draw:text-style-name="P4" draw:layer="layout" svg:x1="13.382cm" svg:y1="2.905cm" svg:x2="13.382cm" svg:y2="4.175cm">
          <text:p/>
        </draw:line>
        <draw:frame draw:style-name="gr8" draw:text-style-name="P8" draw:layer="layout" svg:width="0.953cm" svg:height="0.635cm" svg:x="13.065cm" svg:y="3.54cm">
          <draw:text-box>
            <text:p text:style-name="P7"><text:span text:style-name="T3">M</text:span></text:p>
          </draw:text-box>
        </draw:frame>
        <draw:frame draw:style-name="gr8" draw:text-style-name="P8" draw:layer="layout" svg:width="0.953cm" svg:height="0.635cm" svg:x="15.287cm" svg:y="2.905cm">
          <draw:text-box>
            <text:p text:style-name="P7"><text:span text:style-name="T3">N</text:span></text:p>
          </draw:text-box>
        </draw:frame>
        <draw:frame draw:style-name="gr8" draw:text-style-name="P8" draw:layer="layout" svg:width="0.953cm" svg:height="0.635cm" svg:x="15.922cm" svg:y="2.905cm">
          <draw:text-box>
            <text:p text:style-name="P7"><text:span text:style-name="T3">C</text:span></text:p>
          </draw:text-box>
        </draw:frame>
        <draw:frame draw:style-name="gr8" draw:text-style-name="P8" draw:layer="layout" svg:width="0.953cm" svg:height="0.635cm" svg:x="13.382cm" svg:y="3.54cm">
          <draw:text-box>
            <text:p text:style-name="P7"><text:span text:style-name="T3">DR</text:span></text:p>
          </draw:text-box>
        </draw:frame>
        <draw:line draw:style-name="gr12" draw:text-style-name="P4" draw:layer="layout" svg:x1="14.97cm" svg:y1="4.175cm" svg:x2="14.97cm" svg:y2="2.905cm">
          <text:p/>
        </draw:line>
        <draw:frame draw:style-name="gr8" draw:text-style-name="P8" draw:layer="layout" svg:width="0.953cm" svg:height="0.635cm" svg:x="14.652cm" svg:y="3.222cm">
          <draw:text-box>
            <text:p text:style-name="P7"><text:span text:style-name="T3">PD</text:span></text:p>
          </draw:text-box>
        </draw:frame>
        <draw:line draw:style-name="gr9" draw:text-style-name="P4" draw:layer="layout" svg:x1="16.875cm" svg:y1="2.905cm" svg:x2="16.875cm" svg:y2="4.175cm">
          <text:p/>
        </draw:line>
        <draw:frame draw:style-name="gr8" draw:text-style-name="P8" draw:layer="layout" svg:width="0.953cm" svg:height="0.635cm" svg:x="16.557cm" svg:y="3.54cm">
          <draw:text-box>
            <text:p text:style-name="P7"><text:span text:style-name="T3">PD</text:span></text:p>
          </draw:text-box>
        </draw:frame>
        <draw:line draw:style-name="gr9" draw:text-style-name="P4" draw:layer="layout" svg:x1="17.192cm" svg:y1="2.905cm" svg:x2="17.192cm" svg:y2="4.175cm">
          <text:p/>
        </draw:line>
        <draw:frame draw:style-name="gr8" draw:text-style-name="P8" draw:layer="layout" svg:width="0.953cm" svg:height="0.635cm" svg:x="16.875cm" svg:y="3.54cm">
          <draw:text-box>
            <text:p text:style-name="P7"><text:span text:style-name="T3">MR</text:span></text:p>
          </draw:text-box>
        </draw:frame>
        <draw:line draw:style-name="gr9" draw:text-style-name="P4" draw:layer="layout" svg:x1="17.827cm" svg:y1="2.905cm" svg:x2="17.827cm" svg:y2="4.175cm">
          <text:p/>
        </draw:line>
        <draw:frame draw:style-name="gr8" draw:text-style-name="P8" draw:layer="layout" svg:width="0.953cm" svg:height="0.635cm" svg:x="17.51cm" svg:y="3.54cm">
          <draw:text-box>
            <text:p text:style-name="P7"><text:span text:style-name="T3">N</text:span></text:p>
          </draw:text-box>
        </draw:frame>
        <draw:line draw:style-name="gr9" draw:text-style-name="P4" draw:layer="layout" svg:x1="18.462cm" svg:y1="2.905cm" svg:x2="18.462cm" svg:y2="4.175cm">
          <text:p/>
        </draw:line>
        <draw:frame draw:style-name="gr8" draw:text-style-name="P8" draw:layer="layout" svg:width="0.953cm" svg:height="0.635cm" svg:x="18.145cm" svg:y="3.54cm">
          <draw:text-box>
            <text:p text:style-name="P7"><text:span text:style-name="T3">C</text:span></text:p>
          </draw:text-box>
        </draw:frame>
        <draw:custom-shape draw:style-name="gr2" draw:text-style-name="P3" draw:layer="layout" svg:width="2.222cm" svg:height="0.952cm" svg:x="5.444cm" svg:y="4.175cm">
          <text:p text:style-name="P2">isMember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079cm" svg:y1="5.127cm" svg:x2="6.079cm" svg:y2="5.762cm">
          <text:p/>
        </draw:line>
        <draw:line draw:style-name="gr10" draw:text-style-name="P4" draw:layer="layout" svg:x1="7.349cm" svg:y1="5.762cm" svg:x2="7.349cm" svg:y2="5.127cm">
          <text:p/>
        </draw:line>
        <draw:frame draw:style-name="gr8" draw:text-style-name="P8" draw:layer="layout" svg:width="0.953cm" svg:height="0.635cm" svg:x="5.761cm" svg:y="5.127cm">
          <draw:text-box>
            <text:p text:style-name="P7"><text:span text:style-name="T3">S</text:span></text:p>
          </draw:text-box>
        </draw:frame>
        <draw:frame draw:style-name="gr8" draw:text-style-name="P8" draw:layer="layout" svg:width="0.953cm" svg:height="0.635cm" svg:x="6.714cm" svg:y="5.127cm">
          <draw:text-box>
            <text:p text:style-name="P7"><text:span text:style-name="T3">M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amoon" svg:font-family="Lamoon"/>
    <style:font-face style:name="Opun" svg:font-family="Opun" style:font-pitch="variable"/>
    <style:font-face style:name="Opun1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lyUPC" svg:font-family="LilyUPC" style:font-family-generic="swiss" style:font-pitch="variable"/>
    <style:font-face style:name="TH Sarabun New" svg:font-family="'TH Sarabun New'" style:font-adornments="Regular" style:font-family-generic="swiss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 draw:shadow-color="#000000"/>
      <style:text-properties style:font-name="Opun1" fo:font-family="Opun" style:font-style-name="Regular" style:font-pitch="variable" fo:font-size="7pt" style:font-name-complex="Opun1" style:font-family-complex="Opun" style:font-style-name-complex="Regular" style:font-pitch-complex="variable" style:font-size-complex="7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7T18:48:07.883000000</meta:creation-date>
    <dc:date>2020-09-18T01:10:42.756000000</dc:date>
    <meta:editing-duration>PT5H13M42S</meta:editing-duration>
    <meta:editing-cycles>30</meta:editing-cycles>
    <meta:generator>LibreOffice/7.0.1.2$Windows_X86_64 LibreOffice_project/7cbcfc562f6eb6708b5ff7d7397325de9e764452</meta:generator>
    <meta:document-statistic meta:object-count="54"/>
  </office:meta>
</office:document-meta>
</file>